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icrosoft Tai Le" svg:font-family="'Microsoft Tai Le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1.423cm"/>
    </style:style>
    <style:style style:name="gr3" style:family="graphic" style:parent-style-name="standard">
      <style:graphic-properties draw:textarea-horizontal-align="justify" draw:textarea-vertical-align="middle" draw:auto-grow-height="false" fo:min-height="1.306cm" fo:min-width="3.32cm"/>
    </style:style>
    <style:style style:name="gr4" style:family="graphic" style:parent-style-name="standard">
      <style:graphic-properties draw:stroke="none" svg:stroke-color="#000000" draw:fill="none" draw:fill-color="#ffffff" fo:min-height="0.85cm"/>
    </style:style>
    <style:style style:name="gr5" style:family="graphic" style:parent-style-name="standard">
      <style:graphic-properties draw:fill-color="#bda29b" draw:textarea-horizontal-align="justify" draw:textarea-vertical-align="middle" draw:auto-grow-height="false" fo:min-height="1.306cm" fo:min-width="3.32cm"/>
    </style:style>
    <style:style style:name="gr6" style:family="graphic" style:parent-style-name="standard">
      <style:graphic-properties draw:stroke="none" svg:stroke-color="#000000" draw:fill="none" draw:fill-color="#ffffff" fo:min-height="0.75cm"/>
    </style:style>
    <style:style style:name="gr7" style:family="graphic" style:parent-style-name="standard">
      <style:graphic-properties draw:fill-color="#729fcf" draw:textarea-horizontal-align="justify" draw:textarea-vertical-align="middle" draw:auto-grow-height="false" fo:min-height="1.306cm" fo:min-width="3.32cm"/>
    </style:style>
    <style:style style:name="gr8" style:family="graphic" style:parent-style-name="standard">
      <style:graphic-properties draw:stroke="none" draw:fill="none" draw:textarea-horizontal-align="justify" draw:textarea-vertical-align="middle" draw:auto-grow-height="false" fo:min-height="15.998cm" fo:min-width="20.5cm"/>
    </style:style>
    <style:style style:name="gr9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text-align="center"/>
      <style:text-properties fo:color="#ffffff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bda29b"/>
      <style:paragraph-properties fo:text-align="center"/>
      <style:text-properties fo:color="#ffffff"/>
    </style:style>
    <style:style style:name="P7" style:family="paragraph">
      <loext:graphic-properties draw:fill-color="#729fcf"/>
      <style:paragraph-properties fo:text-align="center"/>
      <style:text-properties fo:color="#ffffff"/>
    </style:style>
    <style:style style:name="P8" style:family="paragraph">
      <loext:graphic-properties draw:fill-color="#bda29b"/>
      <style:paragraph-properties fo:text-align="center"/>
      <style:text-properties fo:color="#ffffff" style:font-name="Microsoft Tai L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color="#ffffff" fo:font-style="italic" style:font-style-asian="italic" style:font-style-complex="italic"/>
    </style:style>
    <style:style style:name="T4" style:family="text">
      <style:text-properties fo:color="#ffffff"/>
    </style:style>
    <style:style style:name="T5" style:family="text">
      <style:text-properties fo:color="#ffffff" fo:font-style="normal" style:font-style-asian="normal" style:font-style-complex="normal"/>
    </style:style>
    <style:style style:name="T6" style:family="text">
      <style:text-properties fo:color="#ffffff" style:font-name="Microsoft Tai 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8.785cm" svg:y1="1.833cm" svg:x2="8.785cm" svg:y2="5.033cm">
          <text:p/>
        </draw:line>
        <draw:frame draw:style-name="gr2" draw:text-style-name="P3" draw:layer="layout" svg:width="6.589cm" svg:height="1.673cm" svg:x="8.73cm" svg:y="2.33cm">
          <draw:text-box>
            <text:p text:style-name="P2">invoke(<text:span text:style-name="T1">v</text:span> : <text:span text:style-name="T1">t, nv </text:span><text:span text:style-name="T2">:</text:span><text:span text:style-name="T1"> u</text:span>)</text:p>
          </draw:text-box>
        </draw:frame>
        <draw:custom-shape draw:style-name="gr3" draw:text-style-name="P4" draw:layer="layout" svg:width="5.4cm" svg:height="2.2cm" svg:x="0.5cm" svg:y="12.3cm">
          <text:p text:style-name="P2"><text:span text:style-name="T3">m</text:span><text:span text:style-name="T4"> = cache.get(</text:span><text:span text:style-name="T3">t</text:span><text:span text:style-name="T4">)</text:span></text:p>
          <text:p text:style-name="P2"><text:span text:style-name="T4">call </text:span><text:span text:style-name="T3">m</text:span><text:span text:style-name="T5">(</text:span><text:span text:style-name="T3">v, nv</text:span><text:span text:style-name="T5">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cm" svg:y1="6.9cm" svg:x2="4.5cm" svg:y2="12.4cm">
          <text:p/>
        </draw:line>
        <draw:frame draw:style-name="gr4" draw:text-style-name="P5" draw:layer="layout" svg:width="1.6cm" svg:height="1.1cm" svg:x="4.5cm" svg:y="8.5cm">
          <draw:text-box>
            <text:p>yes</text:p>
          </draw:text-box>
        </draw:frame>
        <draw:custom-shape draw:style-name="gr5" draw:text-style-name="P6" draw:layer="layout" svg:width="5.4cm" svg:height="2.2cm" svg:x="7.8cm" svg:y="12.3cm">
          <text:p text:style-name="P2"><text:span text:style-name="T4">cache.put(</text:span><text:span text:style-name="T3">t</text:span><text:span text:style-name="T4">, </text:span><text:span text:style-name="T3">m</text:span><text:span text:style-name="T4">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0.8cm" svg:y1="6.8cm" svg:x2="12.5cm" svg:y2="9.1cm">
          <text:p/>
        </draw:line>
        <draw:frame draw:style-name="gr4" draw:text-style-name="P5" draw:layer="layout" svg:width="1.6cm" svg:height="1.1cm" svg:x="11.409cm" svg:y="6.806cm">
          <draw:text-box>
            <text:p>no</text:p>
          </draw:text-box>
        </draw:frame>
        <draw:line draw:style-name="gr1" draw:text-style-name="P1" draw:layer="layout" svg:x1="12.5cm" svg:y1="10.7cm" svg:x2="11.8cm" svg:y2="12.4cm">
          <text:p/>
        </draw:line>
        <draw:frame draw:style-name="gr4" draw:text-style-name="P5" draw:layer="layout" svg:width="2.1cm" svg:height="1.1cm" svg:x="10.1cm" svg:y="10.5cm">
          <draw:text-box>
            <text:p>found</text:p>
          </draw:text-box>
        </draw:frame>
        <draw:line draw:style-name="gr1" draw:text-style-name="P1" draw:layer="layout" svg:x1="7.8cm" svg:y1="13.4cm" svg:x2="5.9cm" svg:y2="13.4cm">
          <text:p/>
        </draw:line>
        <draw:line draw:style-name="gr1" draw:text-style-name="P1" draw:layer="layout" svg:x1="3.1cm" svg:y1="14.5cm" svg:x2="3.1cm" svg:y2="16.9cm">
          <text:p/>
        </draw:line>
        <draw:frame draw:style-name="gr6" draw:text-style-name="P5" draw:layer="layout" svg:width="2.3cm" svg:height="1cm" svg:x="0.8cm" svg:y="16cm">
          <draw:text-box>
            <text:p>result</text:p>
          </draw:text-box>
        </draw:frame>
        <draw:line draw:style-name="gr1" draw:text-style-name="P1" draw:layer="layout" svg:x1="4.6cm" svg:y1="15.1cm" svg:x2="4.6cm" svg:y2="16.9cm">
          <text:p/>
        </draw:line>
        <draw:frame draw:style-name="gr4" draw:text-style-name="P5" draw:layer="layout" svg:width="3.7cm" svg:height="1.1cm" svg:x="16.7cm" svg:y="10.5cm">
          <draw:text-box>
            <text:p>not found</text:p>
          </draw:text-box>
        </draw:frame>
        <draw:frame draw:style-name="gr4" draw:text-style-name="P5" draw:layer="layout" svg:width="3.4cm" svg:height="1.1cm" svg:x="4.9cm" svg:y="16cm">
          <draw:text-box>
            <text:p>exception</text:p>
          </draw:text-box>
        </draw:frame>
        <draw:custom-shape draw:style-name="gr7" draw:text-style-name="P7" draw:layer="layout" svg:width="5.4cm" svg:height="2.2cm" svg:x="6.1cm" svg:y="5cm">
          <text:p text:style-name="P2"><text:span text:style-name="T3">t</text:span><text:span text:style-name="T4"> in cache ?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21cm" svg:height="16.248cm" svg:x="0cm" svg:y="1.4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6.3cm" svg:y1="10.6cm" svg:x2="16.9cm" svg:y2="12.3cm">
          <text:p/>
        </draw:line>
        <draw:custom-shape draw:style-name="gr5" draw:text-style-name="P8" draw:layer="layout" svg:width="5.4cm" svg:height="2.2cm" svg:x="11.7cm" svg:y="8.8cm">
          <text:p text:style-name="P2"><text:span text:style-name="T6">search for best </text:span></text:p>
          <text:p text:style-name="P2"><text:span text:style-name="T4">match </text:span><text:span text:style-name="T3">m </text:span><text:span text:style-name="T5">?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5.6cm" svg:y1="13.4cm" svg:x2="13.2cm" svg:y2="13.4cm">
          <text:p/>
        </draw:line>
        <draw:custom-shape draw:style-name="gr5" draw:text-style-name="P6" draw:layer="layout" svg:width="5.4cm" svg:height="2.2cm" svg:x="15.2cm" svg:y="12.3cm">
          <text:p text:style-name="P2"><text:span text:style-name="T3">m </text:span><text:span text:style-name="T5">= exception</text:span></text:p>
          <text:p text:style-name="P2"><text:span text:style-name="T5">throw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3.1cm" svg:y1="15.1cm" svg:x2="4.65cm" svg:y2="15.10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icrosoft Tai Le" svg:font-family="'Microsoft Tai Le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21T11:17:21.059000000</meta:creation-date>
    <dc:date>2019-12-26T10:54:56.814000000</dc:date>
    <meta:editing-duration>PT1H31M4S</meta:editing-duration>
    <meta:editing-cycles>12</meta:editing-cycles>
    <meta:generator>LibreOffice/4.4.4.3$Windows_x86 LibreOffice_project/2c39ebcf046445232b798108aa8a7e7d89552ea8</meta:generator>
    <meta:document-statistic meta:object-count="23"/>
  </office:meta>
</office:document-meta>
</file>